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er@icoer-Vostro-3470:~$ mongosh</text:p>
      <text:p text:style-name="Standard">Current Mongosh Log ID:<text:tab/>66f2530f5ffd406514964032</text:p>
      <text:p text:style-name="Standard">Connecting to:<text:tab/><text:tab/>mongodb://127.0.0.1:27017/?directConnection=true&amp;serverSelectionTimeoutMS=2000&amp;appName=mongosh+2.3.1</text:p>
      <text:p text:style-name="Standard">Using MongoDB:<text:tab/><text:tab/>7.0.14</text:p>
      <text:p text:style-name="Standard">Using Mongosh:<text:tab/><text:tab/>2.3.1</text:p>
      <text:p text:style-name="Standard"/>
      <text:p text:style-name="Standard">For mongosh info see: https://www.mongodb.com/docs/mongodb-shell/</text:p>
      <text:p text:style-name="Standard"/>
      <text:p text:style-name="Standard">------</text:p>
      <text:p text:style-name="Standard"><text:s text:c="3"/>The server generated these startup warnings when booting</text:p>
      <text:p text:style-name="Standard"><text:s text:c="3"/>2024-09-24T10:56:21.764+05:30: Using the XFS filesystem is strongly recommended with the WiredTiger storage engine. See http://dochub.mongodb.org/core/prodnotes-filesystem</text:p>
      <text:p text:style-name="Standard"><text:s text:c="3"/>2024-09-24T10:56:23.885+05:30: Access control is not enabled for the database. Read and write access to data and configuration is unrestricted</text:p>
      <text:p text:style-name="Standard">------</text:p>
      <text:p text:style-name="Standard"/>
      <text:p text:style-name="Standard">test&gt; use comp;</text:p>
      <text:p text:style-name="Standard">switched to db comp</text:p>
      <text:p text:style-name="Standard">comp&gt; db.createCollection('website');</text:p>
      <text:p text:style-name="Standard">{ ok: 1 }</text:p>
      <text:p text:style-name="Standard">comp&gt; db.website.insert({'roll':'1','name':'shravani','amount':1000,'url':'www.yahoo.com'});</text:p>
      <text:p text:style-name="Standard">DeprecationWarning: Collection.insert() is deprecated. Use insertOne, insertMany, or bulkWrite.</text:p>
      <text:p text:style-name="Standard">{</text:p>
      <text:p text:style-name="Standard"><text:s text:c="2"/>acknowledged: true,</text:p>
      <text:p text:style-name="Standard"><text:s text:c="2"/>insertedIds: { '0': ObjectId('66f253d55ffd406514964033') }</text:p>
      <text:p text:style-name="Standard">}</text:p>
      <text:p text:style-name="Standard">comp&gt; db.website.insert({'roll':'2','name':'dhanshri','amount':2000,'url':'www.yahoo.com'});</text:p>
      <text:p text:style-name="Standard">{</text:p>
      <text:p text:style-name="Standard"><text:s text:c="2"/>acknowledged: true,</text:p>
      <text:p text:style-name="Standard"><text:s text:c="2"/>insertedIds: { '0': ObjectId('66f254135ffd406514964034') }</text:p>
      <text:p text:style-name="Standard">}</text:p>
      <text:p text:style-name="Standard">comp&gt; db.website.insert({'roll':'3','name':'sumit','amount':3000,'url':'www.yahoo.com'});</text:p>
      <text:p text:style-name="Standard">{</text:p>
      <text:p text:style-name="Standard"><text:s text:c="2"/>acknowledged: true,</text:p>
      <text:p text:style-name="Standard"><text:s text:c="2"/>insertedIds: { '0': ObjectId('66f254475ffd406514964035') }</text:p>
      <text:p text:style-name="Standard">}</text:p>
      <text:p text:style-name="Standard">comp&gt; db.website.insert({'roll':'4','name':'meghraj','amount':4000,'url':'www.yahoo.com'});</text:p>
      <text:p text:style-name="Standard">{</text:p>
      <text:p text:style-name="Standard"><text:s text:c="2"/>acknowledged: true,</text:p>
      <text:p text:style-name="Standard"><text:s text:c="2"/>insertedIds: { '0': ObjectId('66f2546a5ffd406514964036') }</text:p>
      <text:p text:style-name="Standard">}</text:p>
      <text:p text:style-name="Standard">comp&gt; db.website.insert({'roll':'5','name':'sakshi','amount':1000,'url':'www.yahoo.com'});</text:p>
      <text:p text:style-name="Standard">{</text:p>
      <text:p text:style-name="Standard"><text:s text:c="2"/>acknowledged: true,</text:p>
      <text:p text:style-name="Standard"><text:s text:c="2"/>insertedIds: { '0': ObjectId('66f2549d5ffd406514964037') }</text:p>
      <text:p text:style-name="Standard">}</text:p>
      <text:p text:style-name="Standard">comp&gt; db.website.aggregate({$group:{_id:"$name","total":{$sum:"$amount"}}});</text:p>
      <text:p text:style-name="Standard">[</text:p>
      <text:p text:style-name="Standard"><text:s text:c="2"/>{ _id: 'shravani', total: 1000 },</text:p>
      <text:p text:style-name="Standard"><text:s text:c="2"/>{ _id: 'dhanshri', total: 2000 },</text:p>
      <text:p text:style-name="Standard"><text:s text:c="2"/>{ _id: 'sakshi', total: 1000 },</text:p>
      <text:p text:style-name="Standard"><text:soft-page-break/><text:s text:c="2"/>{ _id: 'meghraj', total: 4000 },</text:p>
      <text:p text:style-name="Standard"><text:s text:c="2"/>{ _id: 'sumit', total: 3000 }</text:p>
      <text:p text:style-name="Standard">]</text:p>
      <text:p text:style-name="Standard">comp&gt; db.website.aggregate({$group:{_id:"$name","total":{$avg:"$amount"}}});</text:p>
      <text:p text:style-name="Standard">[</text:p>
      <text:p text:style-name="Standard"><text:s text:c="2"/>{ _id: 'dhanshri', total: 2000 },</text:p>
      <text:p text:style-name="Standard"><text:s text:c="2"/>{ _id: 'meghraj', total: 4000 },</text:p>
      <text:p text:style-name="Standard"><text:s text:c="2"/>{ _id: 'sumit', total: 3000 },</text:p>
      <text:p text:style-name="Standard"><text:s text:c="2"/>{ _id: 'sakshi', total: 1000 },</text:p>
      <text:p text:style-name="Standard"><text:s text:c="2"/>{ _id: 'shravani', total: 1000 }</text:p>
      <text:p text:style-name="Standard">]</text:p>
      <text:p text:style-name="Standard">comp&gt; db.website.aggregate({$group:{_id:"$name","total":{$min:"$amount"}}});</text:p>
      <text:p text:style-name="Standard">[</text:p>
      <text:p text:style-name="Standard"><text:s text:c="2"/>{ _id: 'dhanshri', total: 2000 },</text:p>
      <text:p text:style-name="Standard"><text:s text:c="2"/>{ _id: 'shravani', total: 1000 },</text:p>
      <text:p text:style-name="Standard"><text:s text:c="2"/>{ _id: 'sakshi', total: 1000 },</text:p>
      <text:p text:style-name="Standard"><text:s text:c="2"/>{ _id: 'meghraj', total: 4000 },</text:p>
      <text:p text:style-name="Standard"><text:s text:c="2"/>{ _id: 'sumit', total: 3000 }</text:p>
      <text:p text:style-name="Standard">]</text:p>
      <text:p text:style-name="Standard">comp&gt; db.website.aggregate({$group:{_id:"$name","total":{$max:"$amount"}}});</text:p>
      <text:p text:style-name="Standard">[</text:p>
      <text:p text:style-name="Standard"><text:s text:c="2"/>{ _id: 'dhanshri', total: 2000 },</text:p>
      <text:p text:style-name="Standard"><text:s text:c="2"/>{ _id: 'meghraj', total: 4000 },</text:p>
      <text:p text:style-name="Standard"><text:s text:c="2"/>{ _id: 'sumit', total: 3000 },</text:p>
      <text:p text:style-name="Standard"><text:s text:c="2"/>{ _id: 'sakshi', total: 1000 },</text:p>
      <text:p text:style-name="Standard"><text:s text:c="2"/>{ _id: 'shravani', total: 1000 }</text:p>
      <text:p text:style-name="Standard">]</text:p>
      <text:p text:style-name="Standard">comp&gt; db.website.aggregate({$group:{_id:"$name","total":{$first:"$amount"}}});</text:p>
      <text:p text:style-name="Standard">[</text:p>
      <text:p text:style-name="Standard"><text:s text:c="2"/>{ _id: 'dhanshri', total: 2000 },</text:p>
      <text:p text:style-name="Standard"><text:s text:c="2"/>{ _id: 'shravani', total: 1000 },</text:p>
      <text:p text:style-name="Standard"><text:s text:c="2"/>{ _id: 'sumit', total: 3000 },</text:p>
      <text:p text:style-name="Standard"><text:s text:c="2"/>{ _id: 'meghraj', total: 4000 },</text:p>
      <text:p text:style-name="Standard"><text:s text:c="2"/>{ _id: 'sakshi', total: 1000 }</text:p>
      <text:p text:style-name="Standard">]</text:p>
      <text:p text:style-name="Standard">comp&gt; db.website.aggregate({$group:{_id:"$name","total":{$last:"$amount"}}});</text:p>
      <text:p text:style-name="Standard">[</text:p>
      <text:p text:style-name="Standard"><text:s text:c="2"/>{ _id: 'dhanshri', total: 2000 },</text:p>
      <text:p text:style-name="Standard"><text:s text:c="2"/>{ _id: 'meghraj', total: 4000 },</text:p>
      <text:p text:style-name="Standard"><text:s text:c="2"/>{ _id: 'sumit', total: 3000 },</text:p>
      <text:p text:style-name="Standard"><text:s text:c="2"/>{ _id: 'sakshi', total: 1000 },</text:p>
      <text:p text:style-name="Standard"><text:s text:c="2"/>{ _id: 'shravani', total: 1000 }</text:p>
      <text:p text:style-name="Standard">]</text:p>
      <text:p text:style-name="Standard">comp&gt; db.website.aggregate({$group:{_id:"$name","total":{$push:"$amount"}}});</text:p>
      <text:p text:style-name="Standard">[</text:p>
      <text:p text:style-name="Standard"><text:s text:c="2"/>{ _id: 'shravani', total: [ 1000 ] },</text:p>
      <text:p text:style-name="Standard"><text:s text:c="2"/>{ _id: 'dhanshri', total: [ 2000 ] },</text:p>
      <text:p text:style-name="Standard"><text:s text:c="2"/>{ _id: 'sakshi', total: [ 1000 ] },</text:p>
      <text:p text:style-name="Standard"><text:s text:c="2"/>{ _id: 'meghraj', total: [ 4000 ] },</text:p>
      <text:p text:style-name="Standard"><text:s text:c="2"/>{ _id: 'sumit', total: [ 3000 ] }</text:p>
      <text:p text:style-name="Standard">]</text:p>
      <text:p text:style-name="Standard">comp&gt; db.website.aggregate({$group:{_id:"$name","total":{$sum:1}}});</text:p>
      <text:p text:style-name="Standard"><text:soft-page-break/>[</text:p>
      <text:p text:style-name="Standard"><text:s text:c="2"/>{ _id: 'shravani', total: 1 },</text:p>
      <text:p text:style-name="Standard"><text:s text:c="2"/>{ _id: 'dhanshri', total: 1 },</text:p>
      <text:p text:style-name="Standard"><text:s text:c="2"/>{ _id: 'sumit', total: 1 },</text:p>
      <text:p text:style-name="Standard"><text:s text:c="2"/>{ _id: 'meghraj', total: 1 },</text:p>
      <text:p text:style-name="Standard"><text:s text:c="2"/>{ _id: 'sakshi', total: 1 }</text:p>
      <text:p text:style-name="Standard">]</text:p>
      <text:p text:style-name="Standard">comp&gt; db.website.aggregate({$group:{_id:"$name","total":{$addToSet:"$amount"}}});</text:p>
      <text:p text:style-name="Standard">[</text:p>
      <text:p text:style-name="Standard"><text:s text:c="2"/>{ _id: 'dhanshri', total: [ 2000 ] },</text:p>
      <text:p text:style-name="Standard"><text:s text:c="2"/>{ _id: 'meghraj', total: [ 4000 ] },</text:p>
      <text:p text:style-name="Standard"><text:s text:c="2"/>{ _id: 'sumit', total: [ 3000 ] },</text:p>
      <text:p text:style-name="Standard"><text:s text:c="2"/>{ _id: 'sakshi', total: [ 1000 ] },</text:p>
      <text:p text:style-name="Standard"><text:s text:c="2"/>{ _id: 'shravani', total: [ 1000 ] }</text:p>
      <text:p text:style-name="Standard">]</text:p>
      <text:p text:style-name="Standard">comp&gt; db.createCollection('website1');</text:p>
      <text:p text:style-name="Standard">{ ok: 1 }</text:p>
      <text:p text:style-name="Standard">comp&gt; db.website1.insert({'r':1,'name':'harsh'});</text:p>
      <text:p text:style-name="Standard">{</text:p>
      <text:p text:style-name="Standard"><text:s text:c="2"/>acknowledged: true,</text:p>
      <text:p text:style-name="Standard"><text:s text:c="2"/>insertedIds: { '0': ObjectId('66f256db5ffd406514964038') }</text:p>
      <text:p text:style-name="Standard">}</text:p>
      <text:p text:style-name="Standard">comp&gt; db.website1.find().pretty()</text:p>
      <text:p text:style-name="Standard">[ { _id: ObjectId('66f256db5ffd406514964038'), r: 1, name: 'harsh' } ]</text:p>
      <text:p text:style-name="Standard">comp&gt; db.website1.createIndex({'name':1})</text:p>
      <text:p text:style-name="Standard">name_1</text:p>
      <text:p text:style-name="Standard">comp&gt; db.website1.createIndex({'name':-1})</text:p>
      <text:p text:style-name="Standard">name_-1</text:p>
      <text:p text:style-name="Standard">comp&gt; db.website1.createIndex({'name':-1})</text:p>
      <text:p text:style-name="Standard">name_-1</text:p>
      <text:p text:style-name="Standard">comp&gt; db.website1.createIndex({'name':-1})</text:p>
      <text:p text:style-name="Standard">name_-1</text:p>
      <text:p text:style-name="Standard">comp&gt; db.website1.getIndexes()</text:p>
      <text:p text:style-name="Standard">[</text:p>
      <text:p text:style-name="Standard"><text:s text:c="2"/>{ v: 2, key: { _id: 1 }, name: '_id_' },</text:p>
      <text:p text:style-name="Standard"><text:s text:c="2"/>{ v: 2, key: { name: 1 }, name: 'name_1' },</text:p>
      <text:p text:style-name="Standard"><text:s text:c="2"/>{ v: 2, key: { name: -1 }, name: 'name_-1' }</text:p>
      <text:p text:style-name="Standard">]</text:p>
      <text:p text:style-name="Standard">comp&gt; db.website1.createIndex({'name':-1})</text:p>
      <text:p text:style-name="Standard">name_-1</text:p>
      <text:p text:style-name="Standard">comp&gt; db.website1.dropIndex({'name':1})</text:p>
      <text:p text:style-name="Standard">{ nIndexesWas: 3, ok: 1 }</text:p>
      <text:p text:style-name="Standard">comp&gt; db.website1.getIndexes()</text:p>
      <text:p text:style-name="Standard">[</text:p>
      <text:p text:style-name="Standard"><text:s text:c="2"/>{ v: 2, key: { _id: 1 }, name: '_id_' },</text:p>
      <text:p text:style-name="Standard"><text:s text:c="2"/>{ v: 2, key: { name: -1 }, name: 'name_-1' }</text:p>
      <text:p text:style-name="Standard">]</text:p>
      <text:p text:style-name="Standard">comp&gt; db.website1.find().pretty()</text:p>
      <text:p text:style-name="Standard">[ { _id: ObjectId('66f256db5ffd406514964038'), r: 1, name: 'harsh' } ]</text:p>
      <text:p text:style-name="Standard">comp&gt; db.website1.createIndex({'name':1})</text:p>
      <text:p text:style-name="Standard">name_1</text:p>
      <text:p text:style-name="Standard">comp&gt; db.website1.getIndexes()</text:p>
      <text:p text:style-name="Standard"><text:soft-page-break/>[</text:p>
      <text:p text:style-name="Standard"><text:s text:c="2"/>{ v: 2, key: { _id: 1 }, name: '_id_' },</text:p>
      <text:p text:style-name="Standard"><text:s text:c="2"/>{ v: 2, key: { name: -1 }, name: 'name_-1' },</text:p>
      <text:p text:style-name="Standard"><text:s text:c="2"/>{ v: 2, key: { name: 1 }, name: 'name_1' }</text:p>
      <text:p text:style-name="Standard">]</text:p>
      <text:p text:style-name="Standard">comp&gt; db.website1.dropIndex({'name':1})</text:p>
      <text:p text:style-name="Standard">{ nIndexesWas: 3, ok: 1 }</text:p>
      <text:p text:style-name="Standard">comp&gt; db.website1.getIndexes()</text:p>
      <text:p text:style-name="Standard">[</text:p>
      <text:p text:style-name="Standard"><text:s text:c="2"/>{ v: 2, key: { _id: 1 }, name: '_id_' },</text:p>
      <text:p text:style-name="Standard"><text:s text:c="2"/>{ v: 2, key: { name: -1 }, name: 'name_-1' }</text:p>
      <text:p text:style-name="Standard">]</text:p>
      <text:p text:style-name="Standard">comp&gt; db.website1.createIndex({'name':1,'r':-1})</text:p>
      <text:p text:style-name="Standard">name_1_r_-1</text:p>
      <text:p text:style-name="Standard">comp&gt; db.website1.getIndexes()</text:p>
      <text:p text:style-name="Standard">[</text:p>
      <text:p text:style-name="Standard"><text:s text:c="2"/>{ v: 2, key: { _id: 1 }, name: '_id_' },</text:p>
      <text:p text:style-name="Standard"><text:s text:c="2"/>{ v: 2, key: { name: -1 }, name: 'name_-1' },</text:p>
      <text:p text:style-name="Standard"><text:s text:c="2"/>{ v: 2, key: { name: 1, r: -1 }, name: 'name_1_r_-1' }</text:p>
      <text:p text:style-name="Standard">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1:37:56.942060561</meta:creation-date>
    <dc:date>2024-09-24T11:59:16.338377350</dc:date>
    <meta:editing-duration>PT21M21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4" meta:paragraph-count="170" meta:word-count="711" meta:character-count="5588" meta:non-whitespace-character-count="4895"/>
  </office:meta>
</office:document-meta>
</file>